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宋体" svg:font-family="宋体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cell-protect="protected"/>
    </style:style>
    <style:style style:name="ce3" style:family="table-cell" style:parent-style-name="Default" style:data-style-name="N0">
      <style:table-cell-properties style:cell-protect="protected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order="thin solid #000000" style:cell-protect="protected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order="thin solid #000000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7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55" table:default-cell-style-name="ce2"/>
        <table:table-column table:style-name="co1" table:number-columns-repeated="767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4">
            <text:p>n</text:p>
          </table:table-cell>
          <table:table-cell office:value-type="string" table:style-name="ce4">
            <text:p>Sequential</text:p>
          </table:table-cell>
          <table:table-cell office:value-type="string" table:style-name="ce5">
            <text:p>Parallel</text:p>
          </table:table-cell>
          <table:table-cell office:value-type="string" table:style-name="ce4">
            <text:p>speedup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00" table:style-name="ce4">
            <text:p>10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formula="of:=[.B2]/[.C2]" table:style-name="ce4">
            <text:p>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000" table:style-name="ce4">
            <text:p>10000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float" office:value="0.25" table:formula="of:=[.B3]/[.C3]" table:style-name="ce4">
            <text:p>0.25</text:p>
          </table:table-cell>
          <table:table-cell table:style-name="ce3">
            <draw:frame draw:z-index="1" draw:id="id0" draw:style-name="a0" draw:name="Chart 1" svg:x="0.81771in" svg:y="0.1197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100000" table:style-name="ce4">
            <text:p>100000</text:p>
          </table:table-cell>
          <table:table-cell office:value-type="float" office:value="7" table:style-name="ce4">
            <text:p>7</text:p>
          </table:table-cell>
          <table:table-cell office:value-type="float" office:value="12" table:style-name="ce4">
            <text:p>12</text:p>
          </table:table-cell>
          <table:table-cell office:value-type="float" office:value="0.58333333333333337" table:formula="of:=[.B4]/[.C4]" table:style-name="ce4">
            <text:p>0.58333333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00000" table:style-name="ce4">
            <text:p>1000000</text:p>
          </table:table-cell>
          <table:table-cell office:value-type="float" office:value="50" table:style-name="ce4">
            <text:p>50</text:p>
          </table:table-cell>
          <table:table-cell office:value-type="float" office:value="28" table:style-name="ce4">
            <text:p>28</text:p>
          </table:table-cell>
          <table:table-cell office:value-type="float" office:value="1.7857142857142858" table:formula="of:=[.B5]/[.C5]" table:style-name="ce4">
            <text:p>1.785714286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000000" table:style-name="ce4">
            <text:p>10000000</text:p>
          </table:table-cell>
          <table:table-cell office:value-type="float" office:value="511" table:style-name="ce4">
            <text:p>511</text:p>
          </table:table-cell>
          <table:table-cell office:value-type="float" office:value="237" table:style-name="ce4">
            <text:p>237</text:p>
          </table:table-cell>
          <table:table-cell office:value-type="float" office:value="2.1561181434599157" table:formula="of:=[.B6]/[.C6]" table:style-name="ce4">
            <text:p>2.15611814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0000000" table:style-name="ce4">
            <text:p>100000000</text:p>
          </table:table-cell>
          <table:table-cell office:value-type="float" office:value="4508" table:style-name="ce4">
            <text:p>4508</text:p>
          </table:table-cell>
          <table:table-cell office:value-type="float" office:value="2023" table:style-name="ce4">
            <text:p>2023</text:p>
          </table:table-cell>
          <table:table-cell office:value-type="float" office:value="2.2283737024221453" table:formula="of:=[.B7]/[.C7]" table:style-name="ce4">
            <text:p>2.228373702</text:p>
          </table:table-cell>
          <table:table-cell table:style-name="ce3"/>
          <table:table-cell table:number-columns-repeated="16379"/>
        </table:table-row>
        <table:table-row table:number-rows-repeated="9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2">
            <draw:frame draw:z-index="2" draw:id="id1" draw:style-name="a1" draw:name="Chart 2" svg:x="0.78125in" svg:y="0.11979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59" table:style-name="ro2">
          <table:table-cell table:number-columns-repeated="16384"/>
        </table:table-row>
      </table:table>
      <table:table table:name="Sheet2" table:style-name="ta1">
        <table:table-column table:style-name="co1" table:number-columns-repeated="257" table:default-cell-style-name="ce2"/>
        <table:table-column table:style-name="co1" table:number-columns-repeated="767" table:default-cell-style-name="ce1"/>
        <table:table-column table:style-name="co3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1" table:number-columns-repeated="257" table:default-cell-style-name="ce2"/>
        <table:table-column table:style-name="co1" table:number-columns-repeated="767" table:default-cell-style-name="ce1"/>
        <table:table-column table:style-name="co3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宋体" svg:font-family="宋体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7777777778in" fo:margin-left="0in" fo:margin-right="0in" fo:margin-bottom="0in"/>
      </style:header-style>
      <style:footer-style>
        <style:header-footer-properties fo:min-height="0.295277777777778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haiyue chen</dc:creator>
    <meta:creation-date>1899-12-30T02:00:00Z</meta:creation-date>
    <dc:date>2019-05-06T11:30:24Z</dc:date>
    <meta:editing-cycles>15</meta:editing-cycles>
    <meta:editing-duration>PT71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Runtime sequential vs parallel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A$2:.$A$7"/>
          </chart:axis>
          <chart:axis chart:dimension="y" chart:name="primary-y" chart:style-name="Axs1">
            <chart:grid chart:class="major" chart:style-name="GMa1"/>
          </chart:axis>
          <chart:series chart:label-cell-address="Sheet1.$B$1" chart:values-cell-range-address="Sheet1.$B$2:.$B$7" chart:class="chart:line" chart:attached-axis="primary-y" chart:style-name="G0S0">
            <chart:data-point chart:repeated="6"/>
          </chart:series>
          <chart:series chart:label-cell-address="Sheet1.$C$1" chart:values-cell-range-address="Sheet1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stacked="false" chart:percentage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tru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tru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equential vs Paralell %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A$2:.$A$7"/>
          </chart:axis>
          <chart:axis chart:dimension="y" chart:name="primary-y" chart:style-name="Axs1">
            <chart:grid chart:class="major" chart:style-name="GMa1"/>
          </chart:axis>
          <chart:series chart:label-cell-address="Sheet1.$B$1" chart:values-cell-range-address="Sheet1.$B$2:.$B$7" chart:class="chart:bar" chart:attached-axis="primary-y" chart:style-name="G0S0">
            <chart:data-point chart:repeated="6"/>
          </chart:series>
          <chart:series chart:label-cell-address="Sheet1.$C$1" chart:values-cell-range-address="Sheet1.$C$2:.$C$7" chart:class="chart:bar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